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98cm" style:use-optimal-column-width="true"/>
    </style:style>
    <style:style style:name="co2" style:family="table-column">
      <style:table-column-properties fo:break-before="auto" style:column-width="7.91633333333333cm" style:use-optimal-column-width="true"/>
    </style:style>
    <style:style style:name="co3" style:family="table-column">
      <style:table-column-properties fo:break-before="auto" style:column-width="5.207cm" style:use-optimal-column-width="true"/>
    </style:style>
    <style:style style:name="co4" style:family="table-column">
      <style:table-column-properties fo:break-before="auto" style:column-width="2.45533333333333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616666666667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63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1566666666667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6316666666667cm" style:use-optimal-column-width="true"/>
    </style:style>
    <style:style style:name="co13" style:family="table-column">
      <style:table-column-properties fo:break-before="auto" style:column-width="5.63033333333333cm"/>
    </style:style>
    <style:style style:name="co14" style:family="table-column">
      <style:table-column-properties fo:break-before="auto" style:column-width="4.78366666666667cm"/>
    </style:style>
    <style:style style:name="co15" style:family="table-column">
      <style:table-column-properties fo:break-before="auto" style:column-width="5.86316666666667cm"/>
    </style:style>
    <style:style style:name="co16" style:family="table-column">
      <style:table-column-properties fo:break-before="auto" style:column-width="12.1496666666667cm" style:use-optimal-column-width="true"/>
    </style:style>
    <style:style style:name="co17" style:family="table-column">
      <style:table-column-properties fo:break-before="auto" style:column-width="4.59316666666667cm" style:use-optimal-column-width="true"/>
    </style:style>
    <style:style style:name="co18" style:family="table-column">
      <style:table-column-properties fo:break-before="auto" style:column-width="11.5781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31.2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9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9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0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0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</style:style>
    <style:style style:name="ce11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9]));ISBLANK([.Q9])))" style:apply-style-name="cf9" style:base-cell-address="Data_Sheet.Q9"/>
      <style:map style:condition="of:is-true-formula(AND(NOT(ISBLANK([.R9]));ISBLANK([.Q9])))" style:apply-style-name="cf9" style:base-cell-address="Data_Sheet.Q9"/>
      <style:map style:condition="of:is-true-formula(AND(NOT(ISBLANK([.R9]));ISBLANK([.Q9])))" style:apply-style-name="cf9" style:base-cell-address="Data_Sheet.Q9"/>
    </style:style>
    <style:style style:name="ce11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1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11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11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</style:style>
    <style:style style:name="ce11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1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1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1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14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4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4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44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C5]));ISBLANK([.AB5])))" style:apply-style-name="cf9" style:base-cell-address="Data_Sheet.AB5"/>
    </style:style>
    <style:style style:name="ce14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4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48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</style:style>
    <style:style style:name="ce149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</style:style>
    <style:style style:name="ce150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</style:style>
    <style:style style:name="ce15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</style:style>
    <style:style style:name="ce15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1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1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1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1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1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1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1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1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1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172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</style:style>
    <style:style style:name="ce17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7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7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  <style:style style:name="ce17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7">
            <text:p>Organisation name</text:p>
          </table:table-cell>
          <table:table-cell office:value-type="string" table:number-columns-spanned="1" table:number-rows-spanned="3" table:content-validation-name="val2" table:style-name="ce1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7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7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7">
            <text:p>Admin officers/admin assistants</text:p>
          </table:table-cell>
          <table:covered-table-cell/>
          <table:table-cell office:value-type="string" table:number-columns-spanned="2" table:number-rows-spanned="1" table:style-name="ce17">
            <text:p>Executive Officers</text:p>
          </table:table-cell>
          <table:covered-table-cell/>
          <table:table-cell office:value-type="string" table:number-columns-spanned="2" table:number-rows-spanned="1" table:style-name="ce1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7">
            <text:p>Grade 6/7</text:p>
          </table:table-cell>
          <table:covered-table-cell/>
          <table:table-cell office:value-type="string" table:number-columns-spanned="2" table:number-rows-spanned="1" table:style-name="ce17">
            <text:p>Senior Civil Service</text:p>
          </table:table-cell>
          <table:covered-table-cell/>
          <table:table-cell office:value-type="string" table:number-columns-spanned="2" table:number-rows-spanned="1" table:style-name="ce1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8">
            <text:p>Interim managers</text:p>
          </table:table-cell>
          <table:covered-table-cell/>
          <table:table-cell office:value-type="string" table:number-columns-spanned="2" table:number-rows-spanned="1" table:style-name="ce18">
            <text:p>Specialist Contractors</text:p>
          </table:table-cell>
          <table:covered-table-cell/>
          <table:table-cell office:value-type="string" table:number-columns-spanned="2" table:number-rows-spanned="1" table:style-name="ce18">
            <text:p>Consultants/consultancy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7">
            <text:p>Salary</text:p>
          </table:table-cell>
          <table:table-cell office:value-type="string" table:number-columns-spanned="1" table:number-rows-spanned="2" table:style-name="ce17">
            <text:p>Allowances</text:p>
          </table:table-cell>
          <table:table-cell office:value-type="string" table:number-columns-spanned="1" table:number-rows-spanned="2" table:style-name="ce17">
            <text:p>Non-consolidated performance payments</text:p>
          </table:table-cell>
          <table:table-cell office:value-type="string" table:number-columns-spanned="1" table:number-rows-spanned="2" table:style-name="ce17">
            <text:p>Overtime</text:p>
          </table:table-cell>
          <table:table-cell office:value-type="string" table:number-columns-spanned="1" table:number-rows-spanned="2" table:style-name="ce17">
            <text:p>Employer pension contributions</text:p>
          </table:table-cell>
          <table:table-cell office:value-type="string" table:number-columns-spanned="1" table:number-rows-spanned="2" table:style-name="ce17">
            <text:p>Employer national insurance contributions</text:p>
          </table:table-cell>
          <table:table-cell office:value-type="string" table:number-columns-spanned="1" table:number-rows-spanned="2" table:style-name="ce17">
            <text:p>Total paybill for payroll staff</text:p>
          </table:table-cell>
          <table:table-cell office:value-type="string" table:number-columns-spanned="1" table:number-rows-spanned="2" table:style-name="ce1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7">
            <text:p>Total cost of consultants/</text:p>
            <text:p>consultancy</text:p>
          </table:table-cell>
          <table:table-cell office:value-type="string" table:number-columns-spanned="1" table:number-rows-spanned="2" table:style-name="ce17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6">
            <text:p>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8435" table:style-name="ce31">
            <text:p>8435</text:p>
          </table:table-cell>
          <table:table-cell office:value-type="float" office:value="7489.5899999999956" table:style-name="ce34">
            <text:p>7489.59</text:p>
          </table:table-cell>
          <table:table-cell office:value-type="float" office:value="14442" table:style-name="ce51">
            <text:p>14442</text:p>
          </table:table-cell>
          <table:table-cell office:value-type="float" office:value="13244.660000000018" table:style-name="ce52">
            <text:p>13244.66</text:p>
          </table:table-cell>
          <table:table-cell office:value-type="float" office:value="7939" table:style-name="ce54">
            <text:p>7939</text:p>
          </table:table-cell>
          <table:table-cell office:value-type="float" office:value="7666.4200000000028" table:style-name="ce67">
            <text:p>7666.42</text:p>
          </table:table-cell>
          <table:table-cell office:value-type="float" office:value="2820" table:style-name="ce69">
            <text:p>2820</text:p>
          </table:table-cell>
          <table:table-cell office:value-type="float" office:value="2754.690000000001" table:style-name="ce70">
            <text:p>2754.69</text:p>
          </table:table-cell>
          <table:table-cell office:value-type="float" office:value="269" table:style-name="ce84">
            <text:p>269</text:p>
          </table:table-cell>
          <table:table-cell office:value-type="float" office:value="265.39" table:style-name="ce87">
            <text:p>265.39</text:p>
          </table:table-cell>
          <table:table-cell office:value-type="float" office:value="1" table:style-name="ce88">
            <text:p>1</text:p>
          </table:table-cell>
          <table:table-cell office:value-type="float" office:value="1" table:style-name="ce90">
            <text:p>1.00</text:p>
          </table:table-cell>
          <table:table-cell office:value-type="float" office:value="33906" table:content-validation-name="val2" table:style-name="ce103">
            <text:p>33,906</text:p>
          </table:table-cell>
          <table:table-cell office:value-type="float" office:value="31421.750000000018" table:content-validation-name="val2" table:style-name="ce104">
            <text:p>31,421.75</text:p>
          </table:table-cell>
          <table:table-cell office:value-type="float" office:value="1367" table:style-name="ce106">
            <text:p>1367</text:p>
          </table:table-cell>
          <table:table-cell office:value-type="float" office:value="1293.6699999999992" table:style-name="ce107">
            <text:p>1293.67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8">
            <text:p>0.0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54">
            <text:p>0.0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1367" table:style-name="ce141">
            <text:p>1,367</text:p>
          </table:table-cell>
          <table:table-cell office:value-type="float" office:value="1293.6699999999992" table:style-name="ce143">
            <text:p>1,293.67</text:p>
          </table:table-cell>
          <table:table-cell office:value-type="float" office:value="35273" table:content-validation-name="val2" table:style-name="ce142">
            <text:p>35,273</text:p>
          </table:table-cell>
          <table:table-cell office:value-type="float" office:value="32715.420000000016" table:content-validation-name="val2" table:style-name="ce144">
            <text:p>32,715.42</text:p>
          </table:table-cell>
          <table:table-cell office:value-type="currency" office:value="78156528.829999998" table:content-validation-name="val1" table:style-name="ce12">
            <text:p>£78,156,528.83</text:p>
          </table:table-cell>
          <table:table-cell office:value-type="currency" office:value="9467274.8299999796" table:content-validation-name="val1" table:style-name="ce12">
            <text:p>£9,467,274.83</text:p>
          </table:table-cell>
          <table:table-cell office:value-type="currency" office:value="414703.67" table:content-validation-name="val1" table:style-name="ce12">
            <text:p>£414,703.67</text:p>
          </table:table-cell>
          <table:table-cell office:value-type="currency" office:value="1720089.6099999999" table:content-validation-name="val1" table:style-name="ce12">
            <text:p>£1,720,089.61</text:p>
          </table:table-cell>
          <table:table-cell office:value-type="currency" office:value="22843744.09" table:content-validation-name="val1" table:style-name="ce12">
            <text:p>£22,843,744.09</text:p>
          </table:table-cell>
          <table:table-cell office:value-type="currency" office:value="8915807.8000000007" table:content-validation-name="val1" table:style-name="ce12">
            <text:p>£8,915,807.80</text:p>
          </table:table-cell>
          <table:table-cell office:value-type="currency" office:value="121518148.82999998" table:style-name="ce13">
            <text:p>£121,518,148.83</text:p>
          </table:table-cell>
          <table:table-cell office:value-type="currency" office:value="7437763.1899999985" table:content-validation-name="val1" table:style-name="ce14">
            <text:p>£7,437,763.19</text:p>
          </table:table-cell>
          <table:table-cell office:value-type="currency" office:value="1627227.87" table:content-validation-name="val1" table:style-name="ce14">
            <text:p>£1,627,227.87</text:p>
          </table:table-cell>
          <table:table-cell office:value-type="currency" office:value="9064991.0599999987" table:style-name="ce13">
            <text:p>£9,064,991.06</text:p>
          </table:table-cell>
          <table:table-cell office:value-type="currency" office:value="130583139.88999999" table:style-name="ce15">
            <text:p>£130,583,139.89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362" table:style-name="ce32">
            <text:p>362</text:p>
          </table:table-cell>
          <table:table-cell office:value-type="float" office:value="285.61" table:style-name="ce33">
            <text:p>285.61</text:p>
          </table:table-cell>
          <table:table-cell office:value-type="float" office:value="283" table:style-name="ce50">
            <text:p>283</text:p>
          </table:table-cell>
          <table:table-cell office:value-type="float" office:value="254.03" table:style-name="ce53">
            <text:p>254.03</text:p>
          </table:table-cell>
          <table:table-cell office:value-type="float" office:value="341" table:style-name="ce55">
            <text:p>341</text:p>
          </table:table-cell>
          <table:table-cell office:value-type="float" office:value="324.2" table:style-name="ce66">
            <text:p>324.20</text:p>
          </table:table-cell>
          <table:table-cell office:value-type="float" office:value="55" table:style-name="ce68">
            <text:p>55</text:p>
          </table:table-cell>
          <table:table-cell office:value-type="float" office:value="53.86" table:style-name="ce71">
            <text:p>53.86</text:p>
          </table:table-cell>
          <table:table-cell office:value-type="float" office:value="8" table:style-name="ce85">
            <text:p>8</text:p>
          </table:table-cell>
          <table:table-cell office:value-type="float" office:value="8" table:style-name="ce86">
            <text:p>8.00</text:p>
          </table:table-cell>
          <table:table-cell office:value-type="float" office:value="6" table:style-name="ce89">
            <text:p>6</text:p>
          </table:table-cell>
          <table:table-cell office:value-type="float" office:value="0.79" table:style-name="ce91">
            <text:p>0.79</text:p>
          </table:table-cell>
          <table:table-cell office:value-type="float" office:value="1055" table:content-validation-name="val2" table:style-name="ce102">
            <text:p>1,055</text:p>
          </table:table-cell>
          <table:table-cell office:value-type="float" office:value="926.4899999999999" table:content-validation-name="val2" table:style-name="ce105">
            <text:p>926.49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08">
            <text:p>0.0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7">
            <text:p>0.00</text:p>
          </table:table-cell>
          <table:table-cell office:value-type="float" office:value="5" table:style-name="ce140">
            <text:p>5</text:p>
          </table:table-cell>
          <table:table-cell office:value-type="float" office:value="5" table:style-name="ce153">
            <text:p>5.0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5" table:style-name="ce171">
            <text:p>5</text:p>
          </table:table-cell>
          <table:table-cell office:value-type="float" office:value="5" table:style-name="ce173">
            <text:p>5.00</text:p>
          </table:table-cell>
          <table:table-cell office:value-type="float" office:value="1060" table:content-validation-name="val2" table:style-name="ce145">
            <text:p>1,060</text:p>
          </table:table-cell>
          <table:table-cell office:value-type="float" office:value="931.4899999999999" table:content-validation-name="val2" table:style-name="ce172">
            <text:p>931.49</text:p>
          </table:table-cell>
          <table:table-cell office:value-type="currency" office:value="2132679" table:content-validation-name="val1" table:style-name="ce12">
            <text:p>£2,132,679.00</text:p>
          </table:table-cell>
          <table:table-cell office:value-type="currency" office:value="23138" table:content-validation-name="val1" table:style-name="ce12">
            <text:p>£23,138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0380" table:content-validation-name="val1" table:style-name="ce12">
            <text:p>£10,380.00</text:p>
          </table:table-cell>
          <table:table-cell office:value-type="currency" office:value="567133" table:content-validation-name="val1" table:style-name="ce12">
            <text:p>£567,133.00</text:p>
          </table:table-cell>
          <table:table-cell office:value-type="currency" office:value="204869" table:content-validation-name="val1" table:style-name="ce12">
            <text:p>£204,869.00</text:p>
          </table:table-cell>
          <table:table-cell office:value-type="currency" office:value="2938199" table:style-name="ce13">
            <text:p>£2,938,199.00</text:p>
          </table:table-cell>
          <table:table-cell office:value-type="currency" office:value="71507" table:content-validation-name="val1" table:style-name="ce14">
            <text:p>£71,507.00</text:p>
          </table:table-cell>
          <table:table-cell office:value-type="currency" office:value="429523" table:content-validation-name="val1" table:style-name="ce14">
            <text:p>£429,523.00</text:p>
          </table:table-cell>
          <table:table-cell office:value-type="currency" office:value="501030" table:style-name="ce13">
            <text:p>£501,030.00</text:p>
          </table:table-cell>
          <table:table-cell office:value-type="currency" office:value="3439229" table:style-name="ce15">
            <text:p>£3,439,229.00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Independent Office for Police Conduct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199" table:style-name="ce30">
            <text:p>199</text:p>
          </table:table-cell>
          <table:table-cell office:value-type="float" office:value="193.3" table:style-name="ce35">
            <text:p>193.30</text:p>
          </table:table-cell>
          <table:table-cell office:value-type="float" office:value="476" table:style-name="ce42">
            <text:p>476</text:p>
          </table:table-cell>
          <table:table-cell office:value-type="float" office:value="460.1" table:style-name="ce49">
            <text:p>460.10</text:p>
          </table:table-cell>
          <table:table-cell office:value-type="float" office:value="264" table:style-name="ce56">
            <text:p>264</text:p>
          </table:table-cell>
          <table:table-cell office:value-type="float" office:value="255" table:style-name="ce57">
            <text:p>255.00</text:p>
          </table:table-cell>
          <table:table-cell office:value-type="float" office:value="40" table:style-name="ce60">
            <text:p>40</text:p>
          </table:table-cell>
          <table:table-cell office:value-type="float" office:value="39.4" table:style-name="ce79">
            <text:p>39.40</text:p>
          </table:table-cell>
          <table:table-cell office:value-type="float" office:value="13" table:style-name="ce81">
            <text:p>13</text:p>
          </table:table-cell>
          <table:table-cell office:value-type="float" office:value="12.6" table:style-name="ce82">
            <text:p>12.60</text:p>
          </table:table-cell>
          <table:table-cell office:value-type="float" office:value="7" table:style-name="ce99">
            <text:p>7</text:p>
          </table:table-cell>
          <table:table-cell office:value-type="float" office:value="1.5" table:style-name="ce100">
            <text:p>1.50</text:p>
          </table:table-cell>
          <table:table-cell office:value-type="float" office:value="999" table:content-validation-name="val2" table:style-name="ce102">
            <text:p>999</text:p>
          </table:table-cell>
          <table:table-cell office:value-type="float" office:value="961.90000000000009" table:content-validation-name="val2" table:style-name="ce116">
            <text:p>961.90</text:p>
          </table:table-cell>
          <table:table-cell office:value-type="float" office:value="38" table:style-name="ce119">
            <text:p>38</text:p>
          </table:table-cell>
          <table:table-cell office:value-type="float" office:value="37.6" table:style-name="ce122">
            <text:p>37.6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2">
            <text:p>0.00</text:p>
          </table:table-cell>
          <table:table-cell office:value-type="float" office:value="3" table:style-name="ce133">
            <text:p>3</text:p>
          </table:table-cell>
          <table:table-cell office:value-type="float" office:value="1.1000000000000001" table:style-name="ce160">
            <text:p>1.1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41" table:style-name="ce171">
            <text:p>41</text:p>
          </table:table-cell>
          <table:table-cell office:value-type="float" office:value="38.700000000000003" table:style-name="ce146">
            <text:p>38.70</text:p>
          </table:table-cell>
          <table:table-cell office:value-type="float" office:value="1040" table:content-validation-name="val2" table:style-name="ce145">
            <text:p>1,040</text:p>
          </table:table-cell>
          <table:table-cell office:value-type="float" office:value="1000.6000000000001" table:content-validation-name="val2" table:style-name="ce148">
            <text:p>1,000.60</text:p>
          </table:table-cell>
          <table:table-cell office:value-type="currency" office:value="2748534.12" table:content-validation-name="val1" table:style-name="ce12">
            <text:p>£2,748,534.12</text:p>
          </table:table-cell>
          <table:table-cell office:value-type="currency" office:value="113510" table:content-validation-name="val1" table:style-name="ce12">
            <text:p>£113,51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33644" table:content-validation-name="val1" table:style-name="ce12">
            <text:p>£33,644.00</text:p>
          </table:table-cell>
          <table:table-cell office:value-type="currency" office:value="881558" table:content-validation-name="val1" table:style-name="ce12">
            <text:p>£881,558.00</text:p>
          </table:table-cell>
          <table:table-cell office:value-type="currency" office:value="308349" table:content-validation-name="val1" table:style-name="ce12">
            <text:p>£308,349.00</text:p>
          </table:table-cell>
          <table:table-cell office:value-type="currency" office:value="4085595.12" table:style-name="ce13">
            <text:p>£4,085,595.12</text:p>
          </table:table-cell>
          <table:table-cell office:value-type="currency" office:value="142820" table:content-validation-name="val1" table:style-name="ce14">
            <text:p>£142,82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42820" table:style-name="ce13">
            <text:p>£142,820.00</text:p>
          </table:table-cell>
          <table:table-cell office:value-type="currency" office:value="4228415.12" table:style-name="ce15">
            <text:p>£4,228,415.12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5" table:style-name="ce37">
            <text:p>5</text:p>
          </table:table-cell>
          <table:table-cell office:value-type="float" office:value="4.5999999999999996" table:style-name="ce39">
            <text:p>4.60</text:p>
          </table:table-cell>
          <table:table-cell office:value-type="float" office:value="9" table:style-name="ce44">
            <text:p>9</text:p>
          </table:table-cell>
          <table:table-cell office:value-type="float" office:value="8.6" table:style-name="ce48">
            <text:p>8.60</text:p>
          </table:table-cell>
          <table:table-cell office:value-type="float" office:value="39" table:style-name="ce61">
            <text:p>39</text:p>
          </table:table-cell>
          <table:table-cell office:value-type="float" office:value="38.799999999999997" table:style-name="ce58">
            <text:p>38.80</text:p>
          </table:table-cell>
          <table:table-cell office:value-type="float" office:value="1" table:style-name="ce59">
            <text:p>1</text:p>
          </table:table-cell>
          <table:table-cell office:value-type="float" office:value="1" table:style-name="ce78">
            <text:p>1.00</text:p>
          </table:table-cell>
          <table:table-cell office:value-type="float" office:value="1" table:style-name="ce80">
            <text:p>1</text:p>
          </table:table-cell>
          <table:table-cell office:value-type="float" office:value="0.83" table:style-name="ce83">
            <text:p>0.83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01">
            <text:p>0.00</text:p>
          </table:table-cell>
          <table:table-cell office:value-type="float" office:value="55" table:content-validation-name="val2" table:style-name="ce102">
            <text:p>55</text:p>
          </table:table-cell>
          <table:table-cell office:value-type="float" office:value="53.83" table:content-validation-name="val2" table:style-name="ce117">
            <text:p>53.83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1">
            <text:p>1.0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1">
            <text:p>0.0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59">
            <text:p>0.00</text:p>
          </table:table-cell>
          <table:table-cell office:value-type="float" office:value="0" table:style-name="ce164">
            <text:p>0</text:p>
          </table:table-cell>
          <table:table-cell office:value-type="float" office:value="0" table:style-name="ce163">
            <text:p>0</text:p>
          </table:table-cell>
          <table:table-cell office:value-type="float" office:value="1" table:style-name="ce171">
            <text:p>1</text:p>
          </table:table-cell>
          <table:table-cell office:value-type="float" office:value="1" table:style-name="ce147">
            <text:p>1.00</text:p>
          </table:table-cell>
          <table:table-cell office:value-type="float" office:value="56" table:content-validation-name="val2" table:style-name="ce145">
            <text:p>56</text:p>
          </table:table-cell>
          <table:table-cell office:value-type="float" office:value="54.83" table:content-validation-name="val2" table:style-name="ce149">
            <text:p>54.83</text:p>
          </table:table-cell>
          <table:table-cell office:value-type="currency" office:value="165579.01999999999" table:content-validation-name="val1" table:style-name="ce12">
            <text:p>£165,579.02</text:p>
          </table:table-cell>
          <table:table-cell office:value-type="currency" office:value="989.67" table:content-validation-name="val1" table:style-name="ce12">
            <text:p>£989.67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2119.17" table:content-validation-name="val1" table:style-name="ce12">
            <text:p>£42,119.17</text:p>
          </table:table-cell>
          <table:table-cell office:value-type="currency" office:value="17177.86" table:content-validation-name="val1" table:style-name="ce12">
            <text:p>£17,177.86</text:p>
          </table:table-cell>
          <table:table-cell office:value-type="currency" office:value="225865.71999999997" table:style-name="ce13">
            <text:p>£225,865.72</text:p>
          </table:table-cell>
          <table:table-cell office:value-type="currency" office:value="1112" table:content-validation-name="val1" table:style-name="ce14">
            <text:p>£1,112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112" table:style-name="ce13">
            <text:p>£1,112.00</text:p>
          </table:table-cell>
          <table:table-cell office:value-type="currency" office:value="226977.71999999997" table:style-name="ce15">
            <text:p>£226,977.72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85" table:style-name="ce36">
            <text:p>85</text:p>
          </table:table-cell>
          <table:table-cell office:value-type="float" office:value="72.39" table:style-name="ce38">
            <text:p>72.39</text:p>
          </table:table-cell>
          <table:table-cell office:value-type="float" office:value="88" table:style-name="ce45">
            <text:p>88</text:p>
          </table:table-cell>
          <table:table-cell office:value-type="float" office:value="86.18" table:style-name="ce47">
            <text:p>86.18</text:p>
          </table:table-cell>
          <table:table-cell office:value-type="float" office:value="69" table:style-name="ce62">
            <text:p>69</text:p>
          </table:table-cell>
          <table:table-cell office:value-type="float" office:value="68.72" table:style-name="ce64">
            <text:p>68.72</text:p>
          </table:table-cell>
          <table:table-cell office:value-type="float" office:value="17" table:style-name="ce72">
            <text:p>17</text:p>
          </table:table-cell>
          <table:table-cell office:value-type="float" office:value="16.5" table:style-name="ce74">
            <text:p>16.50</text:p>
          </table:table-cell>
          <table:table-cell office:value-type="float" office:value="4" table:style-name="ce76">
            <text:p>4</text:p>
          </table:table-cell>
          <table:table-cell office:value-type="float" office:value="4" table:style-name="ce92">
            <text:p>4.00</text:p>
          </table:table-cell>
          <table:table-cell office:value-type="float" office:value="6" table:style-name="ce95">
            <text:p>6</text:p>
          </table:table-cell>
          <table:table-cell office:value-type="float" office:value="1.1200000000000001" table:style-name="ce96">
            <text:p>1.12</text:p>
          </table:table-cell>
          <table:table-cell office:value-type="float" office:value="269" table:content-validation-name="val2" table:style-name="ce102">
            <text:p>269</text:p>
          </table:table-cell>
          <table:table-cell office:value-type="float" office:value="248.91" table:content-validation-name="val2" table:style-name="ce111">
            <text:p>248.91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5">
            <text:p>0.0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5">
            <text:p>0.00</text:p>
          </table:table-cell>
          <table:table-cell office:value-type="float" office:value="3" table:style-name="ce127">
            <text:p>3</text:p>
          </table:table-cell>
          <table:table-cell office:value-type="float" office:value="2.4" table:style-name="ce166">
            <text:p>2.4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3" table:style-name="ce171">
            <text:p>3</text:p>
          </table:table-cell>
          <table:table-cell office:value-type="float" office:value="2.4" table:style-name="ce174">
            <text:p>2.40</text:p>
          </table:table-cell>
          <table:table-cell office:value-type="float" office:value="272" table:content-validation-name="val2" table:style-name="ce145">
            <text:p>272</text:p>
          </table:table-cell>
          <table:table-cell office:value-type="float" office:value="251.31" table:content-validation-name="val2" table:style-name="ce150">
            <text:p>251.31</text:p>
          </table:table-cell>
          <table:table-cell office:value-type="currency" office:value="733926.17" table:content-validation-name="val1" table:style-name="ce12">
            <text:p>£733,926.17</text:p>
          </table:table-cell>
          <table:table-cell office:value-type="currency" office:value="18410.43" table:content-validation-name="val1" table:style-name="ce12">
            <text:p>£18,410.43</text:p>
          </table:table-cell>
          <table:table-cell office:value-type="currency" office:value="2000" table:content-validation-name="val1" table:style-name="ce12">
            <text:p>£2,000.00</text:p>
          </table:table-cell>
          <table:table-cell office:value-type="currency" office:value="33657.32" table:content-validation-name="val1" table:style-name="ce12">
            <text:p>£33,657.32</text:p>
          </table:table-cell>
          <table:table-cell office:value-type="currency" office:value="179329.1" table:content-validation-name="val1" table:style-name="ce12">
            <text:p>£179,329.10</text:p>
          </table:table-cell>
          <table:table-cell office:value-type="currency" office:value="80770.59" table:content-validation-name="val1" table:style-name="ce12">
            <text:p>£80,770.59</text:p>
          </table:table-cell>
          <table:table-cell office:value-type="currency" office:value="1048093.61" table:style-name="ce13">
            <text:p>£1,048,093.61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41490" table:content-validation-name="val1" table:style-name="ce14">
            <text:p>£41,490.00</text:p>
          </table:table-cell>
          <table:table-cell office:value-type="currency" office:value="41490" table:style-name="ce13">
            <text:p>£41,490.00</text:p>
          </table:table-cell>
          <table:table-cell office:value-type="currency" office:value="1089583.6099999999" table:style-name="ce15">
            <text:p>£1,089,583.61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7" table:style-name="ce41">
            <text:p>7</text:p>
          </table:table-cell>
          <table:table-cell office:value-type="float" office:value="6.6" table:style-name="ce40">
            <text:p>6.60</text:p>
          </table:table-cell>
          <table:table-cell office:value-type="float" office:value="11" table:style-name="ce43">
            <text:p>11</text:p>
          </table:table-cell>
          <table:table-cell office:value-type="float" office:value="9.69" table:style-name="ce46">
            <text:p>9.69</text:p>
          </table:table-cell>
          <table:table-cell office:value-type="float" office:value="95" table:style-name="ce63">
            <text:p>95</text:p>
          </table:table-cell>
          <table:table-cell office:value-type="float" office:value="93.63" table:style-name="ce65">
            <text:p>93.63</text:p>
          </table:table-cell>
          <table:table-cell office:value-type="float" office:value="7" table:style-name="ce73">
            <text:p>7</text:p>
          </table:table-cell>
          <table:table-cell office:value-type="float" office:value="6.59" table:style-name="ce75">
            <text:p>6.59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93">
            <text:p>1.0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7">
            <text:p>0.00</text:p>
          </table:table-cell>
          <table:table-cell office:value-type="float" office:value="121" table:content-validation-name="val2" table:style-name="ce109">
            <text:p>121</text:p>
          </table:table-cell>
          <table:table-cell office:value-type="float" office:value="117.50999999999999" table:content-validation-name="val2" table:style-name="ce110">
            <text:p>117.51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4">
            <text:p>0.00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6">
            <text:p>0.0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65">
            <text:p>0.00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5">
            <text:p>0.00</text:p>
          </table:table-cell>
          <table:table-cell office:value-type="float" office:value="121" table:content-validation-name="val2" table:style-name="ce152">
            <text:p>121</text:p>
          </table:table-cell>
          <table:table-cell office:value-type="float" office:value="117.50999999999999" table:content-validation-name="val2" table:style-name="ce151">
            <text:p>117.51</text:p>
          </table:table-cell>
          <table:table-cell office:value-type="currency" office:value="311810.98" table:content-validation-name="val1" table:style-name="ce12">
            <text:p>£311,810.98</text:p>
          </table:table-cell>
          <table:table-cell office:value-type="currency" office:value="6289.55" table:content-validation-name="val1" table:style-name="ce12">
            <text:p>£6,289.55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77946.92" table:content-validation-name="val1" table:style-name="ce12">
            <text:p>£77,946.92</text:p>
          </table:table-cell>
          <table:table-cell office:value-type="currency" office:value="32200.31" table:content-validation-name="val1" table:style-name="ce12">
            <text:p>£32,200.31</text:p>
          </table:table-cell>
          <table:table-cell office:value-type="currency" office:value="428247.75999999995" table:style-name="ce13">
            <text:p>£428,247.76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428247.75999999995" table:style-name="ce15">
            <text:p>£428,247.76</text:p>
          </table:table-cell>
          <table:table-cell table:content-validation-name="val2" table:style-name="ce16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Tony Millet</meta:initial-creator>
    <dc:creator>Patel Minal ( Amin )</dc:creator>
    <meta:creation-date>2012-07-18T14:50:11Z</meta:creation-date>
    <dc:date>2019-07-03T10:59:07Z</dc:date>
  </office:meta>
</office:document-meta>
</file>